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234" officeooo:paragraph-rsid="000a2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un exemple de débruitage de vidéo :</text:p>
      <text:p text:style-name="P1"/>
      <text:p text:style-name="P1">-lien vers la vidéo bruitée : <text:a xlink:type="simple" xlink:href="https://drive.google.com/drive/folders/1yDzE-bhU7u82JC6zJw0e9uDfXV-iDW0K?usp=sharing" text:style-name="Internet_20_link" text:visited-style-name="Visited_20_Internet_20_Link">https://drive.google.com/drive/folders/1yDzE-bhU7u82JC6zJw0e9uDfXV-iDW0K?usp=sharing</text:a></text:p>
      <text:p text:style-name="P1"/>
      <text:p text:style-name="P1">-lien vers la vidéo débruitée: https://drive.google.com/drive/folders/1REI-dnhp160A9FZ63XYOZ-sjbi972Yx5?usp=shar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0:21:11.093000000</meta:creation-date>
    <dc:date>2024-11-24T20:54:08.790000000</dc:date>
    <meta:editing-duration>PT32M58S</meta:editing-duration>
    <meta:editing-cycles>1</meta:editing-cycles>
    <meta:document-statistic meta:table-count="0" meta:image-count="0" meta:object-count="0" meta:page-count="1" meta:paragraph-count="3" meta:word-count="21" meta:character-count="270" meta:non-whitespace-character-count="252"/>
    <meta:generator>LibreOffice/7.6.3.2$Windows_X86_64 LibreOffice_project/29d686fea9f6705b262d369fede658f824154cc0</meta:generator>
  </office:meta>
</office:document-meta>
</file>